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" svg:stroke-width="0cm" svg:stroke-color="#000000" draw:marker-start="" draw:marker-start-width="0.2cm" draw:marker-start-center="false" draw:marker-end="" draw:marker-end-width="0.2cm" draw:marker-end-center="false" svg:stroke-linecap="butt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solid" svg:stroke-color="#000000" draw:stroke-linejoin="miter" draw:fill="solid" draw:fill-color="#ffffff" draw:textarea-vertical-align="middle" fo:min-height="0.589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stroke-linejoin="miter" draw:fill="solid" draw:fill-color="#ffffff" draw:textarea-vertical-align="middle" fo:min-height="1.192cm" loext:decorative="false"/>
      <style:paragraph-properties style:writing-mode="lr-tb"/>
    </style:style>
    <style:style style:name="gr5" style:family="graphic" style:parent-style-name="standard">
      <style:graphic-properties draw:stroke="dash" draw:stroke-dash="Dash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6" style:family="graphic" style:parent-style-name="standard">
      <style:graphic-properties draw:stroke="solid" svg:stroke-color="#000000" draw:stroke-linejoin="miter" draw:fill="solid" draw:fill-color="#ffffff" draw:textarea-vertical-align="middle" fo:min-height="0.512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stroke-linejoin="miter" draw:fill="solid" draw:fill-color="#ffffff" draw:textarea-vertical-align="middle" fo:min-height="0.475cm" loext:decorative="false"/>
      <style:paragraph-properties style:writing-mode="lr-tb"/>
    </style:style>
    <style:style style:name="gr8" style:family="graphic" style:parent-style-name="standard">
      <style:graphic-properties draw:stroke="solid" draw:stroke-dash="Dash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1.175cm" loext:decorative="false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000000" draw:textarea-horizontal-align="left" draw:auto-grow-height="true" draw:auto-grow-width="true" fo:min-height="0.475cm" fo:min-width="1.175cm" loext:decorative="false"/>
      <style:paragraph-properties style:writing-mode="lr-tb"/>
    </style:style>
    <style:style style:name="gr11" style:family="graphic" style:parent-style-name="standard">
      <style:graphic-properties draw:stroke="solid" svg:stroke-color="#000000" draw:stroke-linejoin="miter" draw:fill="solid" draw:fill-color="#ffffff" draw:textarea-vertical-align="middle" fo:min-height="1.112cm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5.369cm" loext:decorative="false"/>
      <style:paragraph-properties style:writing-mode="lr-tb"/>
    </style:style>
    <style:style style:name="gr14" style:family="graphic" style:parent-style-name="standard">
      <style:graphic-properties draw:stroke="solid" svg:stroke-color="#000000" draw:stroke-linejoin="miter" draw:fill="solid" draw:fill-color="#ffffff" draw:textarea-vertical-align="middle" fo:min-height="1.89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47cm" loext:decorative="false"/>
      <style:paragraph-properties style:writing-mode="lr-tb"/>
    </style:style>
    <style:style style:name="P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JP" style:font-size-asian="12pt" style:font-style-asian="normal" style:font-weight-asian="normal" style:font-name-complex="呡歡潐䝯瑨楣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JP" style:font-size-asian="18pt" style:font-style-asian="normal" style:font-weight-asian="normal" style:font-name-complex="呡歡潐䝯瑨楣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 draw:fill-color="#ffffff"/>
      <style:paragraph-properties fo:text-align="center"/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000000"/>
      <style:text-properties fo:font-size="12pt" style:font-size-asian="12pt" style:font-size-complex="12pt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margin-top="0.42cm" fo:margin-bottom="0.35cm" fo:text-align="center"/>
    </style:style>
    <style:style style:name="P13" style:family="paragraph">
      <loext:graphic-properties draw:fill="solid" draw:fill-color="#ffffff"/>
      <style:paragraph-properties fo:margin-top="0.42cm" fo:margin-bottom="0.35cm" fo:text-align="center"/>
      <style:text-properties fo:font-size="10pt" style:font-size-asian="10pt" style:font-size-complex="1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onnector draw:style-name="gr1" draw:text-style-name="P1" draw:layer="layout" svg:x1="14.624cm" svg:y1="17.428cm" svg:x2="10.38cm" svg:y2="11.998cm" draw:start-shape="id1" draw:start-glue-point="3" draw:end-shape="id2" draw:end-glue-point="2" svg:d="M14624 17428h-4244v-5430" svg:viewBox="0 0 4245 5431">
          <text:p/>
        </draw:connector>
        <draw:g draw:style-name="gr2">
          <draw:frame draw:name="テキスト枠 1" draw:style-name="gr3" draw:text-style-name="P3" xml:id="id3" draw:id="id3" draw:layer="layout" svg:width="3.237cm" svg:height="0.839cm" svg:x="8.767cm" svg:y="4.616cm">
            <draw:text-box>
              <text:p text:style-name="P2"><text:span text:style-name="T1">CPU-0</text:span></text:p>
            </draw:text-box>
          </draw:frame>
          <draw:frame draw:name="テキスト枠 2" draw:style-name="gr4" draw:text-style-name="P4" xml:id="id4" draw:id="id4" draw:layer="layout" svg:width="5cm" svg:height="1.442cm" svg:x="7.885cm" svg:y="6.205cm">
            <draw:text-box>
              <text:p text:style-name="P2"><text:span text:style-name="T1">PIF-0</text:span></text:p>
              <text:p text:style-name="P2"><text:span text:style-name="T2">PSC Internal Fabric</text:span></text:p>
            </draw:text-box>
          </draw:frame>
          <draw:connector draw:style-name="gr5" draw:text-style-name="P5" draw:layer="layout" svg:x1="10.385cm" svg:y1="5.455cm" svg:x2="10.385cm" svg:y2="6.205cm" draw:start-shape="id3" draw:start-glue-point="2" draw:end-shape="id4" draw:end-glue-point="0" svg:d="M10385 5455v750" svg:viewBox="0 0 1 751">
            <text:p/>
          </draw:connector>
          <draw:connector draw:style-name="gr5" draw:text-style-name="P5" draw:layer="layout" svg:x1="14.067cm" svg:y1="6.925cm" svg:x2="12.885cm" svg:y2="6.926cm" draw:start-shape="id5" draw:start-glue-point="3" draw:end-shape="id4" draw:end-glue-point="1" svg:d="M14067 6925h-591v1h-591" svg:viewBox="0 0 1183 2">
            <text:p/>
          </draw:connector>
          <draw:frame draw:name="テキスト枠 4" draw:style-name="gr6" draw:text-style-name="P6" xml:id="id5" draw:id="id5" draw:layer="layout" svg:width="1.9cm" svg:height="0.762cm" svg:x="14.067cm" svg:y="6.544cm">
            <draw:text-box>
              <text:p text:style-name="P2"><text:span text:style-name="T3">RAM-0</text:span></text:p>
            </draw:text-box>
          </draw:frame>
          <draw:frame draw:name="テキスト枠 5" draw:style-name="gr7" draw:text-style-name="P7" xml:id="id8" draw:id="id8" draw:layer="layout" svg:width="1.9cm" svg:height="0.725cm" svg:x="5.034cm" svg:y="6.558cm">
            <draw:text-box>
              <text:p text:style-name="P2"><text:span text:style-name="T4">GPU-0</text:span></text:p>
            </draw:text-box>
          </draw:frame>
          <draw:connector draw:style-name="gr8" draw:text-style-name="P5" draw:layer="layout" svg:x1="10.385cm" svg:y1="8.596cm" svg:x2="10.385cm" svg:y2="7.647cm" draw:start-shape="id6" draw:start-glue-point="0" draw:end-shape="id4" draw:end-glue-point="2" svg:d="M10385 8596v-949" svg:viewBox="0 0 1 950">
            <text:p/>
          </draw:connector>
          <draw:connector draw:style-name="gr1" draw:text-style-name="P1" draw:layer="layout" svg:x1="10.38cm" svg:y1="11.273cm" svg:x2="10.385cm" svg:y2="9.958cm" draw:start-shape="id2" draw:start-glue-point="0" draw:end-shape="id6" draw:end-glue-point="2" svg:d="M10380 11273v-657h5v-658" svg:viewBox="0 0 6 1316">
            <text:p/>
          </draw:connector>
          <draw:connector draw:style-name="gr5" draw:text-style-name="P1" draw:layer="layout" svg:x1="12.517cm" svg:y1="11.273cm" svg:x2="12.515cm" svg:y2="9.958cm" draw:start-shape="id7" draw:start-glue-point="0" draw:end-shape="id6" draw:end-glue-point="4" svg:d="M12517 11273v-657h-2v-658" svg:viewBox="0 0 3 1316">
            <text:p/>
          </draw:connector>
          <draw:frame draw:name="テキスト枠 9" draw:style-name="gr7" draw:text-style-name="P6" xml:id="id9" draw:id="id9" draw:layer="layout" svg:width="2.04cm" svg:height="0.725cm" svg:x="11.133cm" svg:y="13.72cm">
            <draw:text-box>
              <text:p text:style-name="P2"><text:span text:style-name="T3">IO BOX</text:span></text:p>
            </draw:text-box>
          </draw:frame>
          <draw:connector draw:style-name="gr5" draw:text-style-name="P5" draw:layer="layout" svg:x1="7.885cm" svg:y1="6.926cm" svg:x2="6.934cm" svg:y2="6.92cm" draw:start-shape="id4" draw:start-glue-point="3" draw:end-shape="id8" draw:end-glue-point="1" svg:d="M7885 6926h-475v-6h-476" svg:viewBox="0 0 952 7">
            <text:p/>
          </draw:connector>
          <draw:frame draw:style-name="gr9" draw:text-style-name="P8" xml:id="id10" draw:id="id10" draw:layer="layout" svg:width="1.675cm" svg:height="0.725cm" svg:x="7.415cm" svg:y="11.273cm">
            <draw:text-box>
              <text:p><text:span text:style-name="T3">PSL-0</text:span></text:p>
            </draw:text-box>
          </draw:frame>
          <draw:frame draw:style-name="gr9" draw:text-style-name="P8" xml:id="id2" draw:id="id2" draw:layer="layout" svg:width="1.675cm" svg:height="0.725cm" svg:x="9.543cm" svg:y="11.273cm">
            <draw:text-box>
              <text:p><text:span text:style-name="T3">PSL-1</text:span></text:p>
            </draw:text-box>
          </draw:frame>
          <draw:frame draw:style-name="gr10" draw:text-style-name="P9" xml:id="id7" draw:id="id7" draw:layer="layout" svg:width="1.675cm" svg:height="0.725cm" svg:x="11.68cm" svg:y="11.273cm">
            <draw:text-box>
              <text:p><text:span text:style-name="T3">PSL-2</text:span></text:p>
            </draw:text-box>
          </draw:frame>
          <draw:connector draw:style-name="gr5" draw:text-style-name="P1" draw:layer="layout" svg:x1="12.153cm" svg:y1="13.72cm" svg:x2="12.517cm" svg:y2="11.998cm" draw:start-shape="id9" draw:end-shape="id7" draw:end-glue-point="2" svg:d="M12153 13720v-861h364v-861" svg:viewBox="0 0 365 1723">
            <text:p/>
          </draw:connector>
          <draw:connector draw:style-name="gr1" draw:text-style-name="P1" draw:layer="layout" svg:x1="8.252cm" svg:y1="11.273cm" svg:x2="8.254cm" svg:y2="9.956cm" draw:start-shape="id10" draw:start-glue-point="0" draw:end-shape="id6" draw:end-glue-point="5" svg:d="M8252 11273v-657h2v-660" svg:viewBox="0 0 3 1318">
            <text:p/>
          </draw:connector>
          <draw:g draw:style-name="gr2">
            <draw:frame draw:name="テキスト枠 3" draw:style-name="gr11" draw:text-style-name="P4" xml:id="id6" draw:id="id6" draw:layer="layout" svg:width="5.94cm" svg:height="1.362cm" svg:x="7.415cm" svg:y="8.596cm">
              <draw:text-box>
                <text:p text:style-name="P2"><text:span text:style-name="T1">PSC-0</text:span></text:p>
                <text:p text:style-name="P2"><text:span text:style-name="T2">Photonic Switching Core</text:span></text:p>
              </draw:text-box>
              <draw:glue-point draw:id="4" svg:x="3.587cm" svg:y="5.007cm"/>
              <draw:glue-point draw:id="5" svg:x="-3.589cm" svg:y="4.992cm"/>
            </draw:frame>
            <draw:custom-shape draw:style-name="gr12" draw:text-style-name="P10" draw:layer="layout" svg:width="0.067cm" svg:height="0.067cm" svg:x="8.221cm" svg:y="9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0" draw:layer="layout" svg:width="0.067cm" svg:height="0.067cm" svg:x="10.353cm" svg:y="9.9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0" draw:layer="layout" svg:width="0.067cm" svg:height="0.067cm" svg:x="12.482cm" svg:y="9.9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3" draw:text-style-name="P11" draw:layer="layout" svg:width="5.869cm" svg:height="1.433cm" svg:x="7.819cm" svg:y="1cm">
          <draw:text-box>
            <text:p><text:span text:style-name="T5">PSC Architecture Diagram v0.2</text:span></text:p>
            <text:p><text:span text:style-name="T5">Multi-Node Fabric Configuration</text:span></text:p>
          </draw:text-box>
        </draw:frame>
        <draw:connector draw:style-name="gr1" draw:text-style-name="P1" draw:layer="layout" svg:x1="19.874cm" svg:y1="17.428cm" svg:x2="23.981cm" svg:y2="11.998cm" draw:start-shape="id1" draw:start-glue-point="1" draw:end-shape="id11" draw:end-glue-point="2" svg:d="M19874 17428h4107v-5430" svg:viewBox="0 0 4108 5431">
          <text:p/>
        </draw:connector>
        <draw:g draw:style-name="gr2">
          <draw:frame draw:name="テキスト枠 6" draw:style-name="gr3" draw:text-style-name="P3" xml:id="id12" draw:id="id12" draw:layer="layout" svg:width="3.237cm" svg:height="0.839cm" svg:x="22.368cm" svg:y="4.616cm">
            <draw:text-box>
              <text:p text:style-name="P2"><text:span text:style-name="T1">CPU-1</text:span></text:p>
            </draw:text-box>
          </draw:frame>
          <draw:frame draw:name="テキスト枠 7" draw:style-name="gr4" draw:text-style-name="P4" xml:id="id13" draw:id="id13" draw:layer="layout" svg:width="5cm" svg:height="1.442cm" svg:x="21.486cm" svg:y="6.205cm">
            <draw:text-box>
              <text:p text:style-name="P2"><text:span text:style-name="T1">PIF-1</text:span></text:p>
              <text:p text:style-name="P2"><text:span text:style-name="T2">PSC Internal Fabric</text:span></text:p>
            </draw:text-box>
          </draw:frame>
          <draw:connector draw:style-name="gr5" draw:text-style-name="P5" draw:layer="layout" svg:x1="23.986cm" svg:y1="5.455cm" svg:x2="23.986cm" svg:y2="6.205cm" draw:start-shape="id12" draw:start-glue-point="2" draw:end-shape="id13" draw:end-glue-point="0" svg:d="M23986 5455v750" svg:viewBox="0 0 1 751">
            <text:p/>
          </draw:connector>
          <draw:connector draw:style-name="gr5" draw:text-style-name="P5" draw:layer="layout" svg:x1="27.668cm" svg:y1="6.925cm" svg:x2="26.486cm" svg:y2="6.926cm" draw:start-shape="id14" draw:start-glue-point="3" draw:end-shape="id13" draw:end-glue-point="1" svg:d="M27668 6925h-591v1h-591" svg:viewBox="0 0 1183 2">
            <text:p/>
          </draw:connector>
          <draw:frame draw:name="テキスト枠 8" draw:style-name="gr6" draw:text-style-name="P6" xml:id="id14" draw:id="id14" draw:layer="layout" svg:width="1.9cm" svg:height="0.762cm" svg:x="27.668cm" svg:y="6.544cm">
            <draw:text-box>
              <text:p text:style-name="P2"><text:span text:style-name="T3">RAM-1</text:span></text:p>
            </draw:text-box>
          </draw:frame>
          <draw:frame draw:name="テキスト枠 11" draw:style-name="gr7" draw:text-style-name="P7" xml:id="id17" draw:id="id17" draw:layer="layout" svg:width="1.9cm" svg:height="0.725cm" svg:x="18.635cm" svg:y="6.558cm">
            <draw:text-box>
              <text:p text:style-name="P2"><text:span text:style-name="T4">GPU-1</text:span></text:p>
            </draw:text-box>
          </draw:frame>
          <draw:connector draw:style-name="gr8" draw:text-style-name="P5" draw:layer="layout" svg:x1="23.986cm" svg:y1="8.596cm" svg:x2="23.986cm" svg:y2="7.647cm" draw:start-shape="id15" draw:start-glue-point="0" draw:end-shape="id13" draw:end-glue-point="2" svg:d="M23986 8596v-949" svg:viewBox="0 0 1 950">
            <text:p/>
          </draw:connector>
          <draw:connector draw:style-name="gr1" draw:text-style-name="P1" draw:layer="layout" svg:x1="23.981cm" svg:y1="11.273cm" svg:x2="23.986cm" svg:y2="9.958cm" draw:start-shape="id11" draw:start-glue-point="0" draw:end-shape="id15" draw:end-glue-point="2" svg:d="M23981 11273v-657h5v-658" svg:viewBox="0 0 6 1316">
            <text:p/>
          </draw:connector>
          <draw:connector draw:style-name="gr5" draw:text-style-name="P1" draw:layer="layout" svg:x1="26.118cm" svg:y1="11.273cm" svg:x2="26.116cm" svg:y2="9.958cm" draw:start-shape="id16" draw:start-glue-point="0" draw:end-shape="id15" draw:end-glue-point="4" svg:d="M26118 11273v-657h-2v-658" svg:viewBox="0 0 3 1316">
            <text:p/>
          </draw:connector>
          <draw:frame draw:name="テキスト枠 12" draw:style-name="gr7" draw:text-style-name="P6" xml:id="id18" draw:id="id18" draw:layer="layout" svg:width="2.04cm" svg:height="0.725cm" svg:x="24.734cm" svg:y="13.72cm">
            <draw:text-box>
              <text:p text:style-name="P2"><text:span text:style-name="T3">IO BOX</text:span></text:p>
            </draw:text-box>
          </draw:frame>
          <draw:connector draw:style-name="gr5" draw:text-style-name="P5" draw:layer="layout" svg:x1="21.486cm" svg:y1="6.926cm" svg:x2="20.535cm" svg:y2="6.92cm" draw:start-shape="id13" draw:start-glue-point="3" draw:end-shape="id17" draw:end-glue-point="1" svg:d="M21486 6926h-475v-6h-476" svg:viewBox="0 0 952 7">
            <text:p/>
          </draw:connector>
          <draw:frame draw:style-name="gr9" draw:text-style-name="P8" xml:id="id19" draw:id="id19" draw:layer="layout" svg:width="1.675cm" svg:height="0.725cm" svg:x="21.016cm" svg:y="11.273cm">
            <draw:text-box>
              <text:p><text:span text:style-name="T3">PSL-0</text:span></text:p>
            </draw:text-box>
          </draw:frame>
          <draw:frame draw:style-name="gr9" draw:text-style-name="P8" xml:id="id11" draw:id="id11" draw:layer="layout" svg:width="1.675cm" svg:height="0.725cm" svg:x="23.144cm" svg:y="11.273cm">
            <draw:text-box>
              <text:p><text:span text:style-name="T3">PSL-1</text:span></text:p>
            </draw:text-box>
          </draw:frame>
          <draw:frame draw:style-name="gr10" draw:text-style-name="P9" xml:id="id16" draw:id="id16" draw:layer="layout" svg:width="1.675cm" svg:height="0.725cm" svg:x="25.281cm" svg:y="11.273cm">
            <draw:text-box>
              <text:p><text:span text:style-name="T3">PSL-2</text:span></text:p>
            </draw:text-box>
          </draw:frame>
          <draw:connector draw:style-name="gr5" draw:text-style-name="P1" draw:layer="layout" svg:x1="25.754cm" svg:y1="13.72cm" svg:x2="26.118cm" svg:y2="11.998cm" draw:start-shape="id18" draw:end-shape="id16" draw:end-glue-point="2" svg:d="M25754 13720v-861h364v-861" svg:viewBox="0 0 365 1723">
            <text:p/>
          </draw:connector>
          <draw:connector draw:style-name="gr1" draw:text-style-name="P1" draw:layer="layout" svg:x1="21.853cm" svg:y1="11.273cm" svg:x2="21.855cm" svg:y2="9.956cm" draw:start-shape="id19" draw:start-glue-point="0" draw:end-shape="id15" draw:end-glue-point="5" svg:d="M21853 11273v-657h2v-660" svg:viewBox="0 0 3 1318">
            <text:p/>
          </draw:connector>
          <draw:g draw:style-name="gr2">
            <draw:frame draw:name="テキスト枠 14" draw:style-name="gr11" draw:text-style-name="P4" xml:id="id15" draw:id="id15" draw:layer="layout" svg:width="5.94cm" svg:height="1.362cm" svg:x="21.016cm" svg:y="8.596cm">
              <draw:text-box>
                <text:p text:style-name="P2"><text:span text:style-name="T1">PSC-1</text:span></text:p>
                <text:p text:style-name="P2"><text:span text:style-name="T2">Photonic Switching Core</text:span></text:p>
              </draw:text-box>
              <draw:glue-point draw:id="4" svg:x="3.587cm" svg:y="5.007cm"/>
              <draw:glue-point draw:id="5" svg:x="-3.589cm" svg:y="4.992cm"/>
            </draw:frame>
            <draw:custom-shape draw:style-name="gr12" draw:text-style-name="P10" draw:layer="layout" svg:width="0.067cm" svg:height="0.067cm" svg:x="21.822cm" svg:y="9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0" draw:layer="layout" svg:width="0.067cm" svg:height="0.067cm" svg:x="23.954cm" svg:y="9.9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0" draw:layer="layout" svg:width="0.067cm" svg:height="0.067cm" svg:x="26.083cm" svg:y="9.9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name="テキスト枠 10" draw:style-name="gr14" draw:text-style-name="P13" xml:id="id1" draw:id="id1" draw:layer="layout" svg:width="5.25cm" svg:height="2.147cm" svg:x="14.624cm" svg:y="16.355cm">
          <draw:text-box>
            <text:p text:style-name="P12"><text:span text:style-name="T3">NETWORK PSC</text:span><text:span text:style-name="T3"><text:line-break/></text:span><text:span text:style-name="T3">Fabric Switching Domain</text:span></text:p>
          </draw:text-box>
        </draw:frame>
        <draw:frame draw:style-name="gr15" draw:text-style-name="P8" draw:layer="layout" svg:width="4.147cm" svg:height="0.725cm" svg:x="20.035cm" svg:y="17.589cm">
          <draw:text-box>
            <text:p><text:span text:style-name="T3">Fabric Link (PSL-1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ash" draw:style="rect" draw:dots1="1" draw:dots1-length="197%" draw:distance="127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呡歡潐䝯瑨楣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呡歡潐䝯瑨楣" style:font-family-complex="呡歡潐䝯瑨楣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09:46:32.458205564</meta:creation-date>
    <dc:date>2026-02-21T18:56:35.429911136</dc:date>
    <meta:editing-duration>PT22M57S</meta:editing-duration>
    <meta:editing-cycles>6</meta:editing-cycles>
    <meta:generator>LibreOffice/24.2.7.2$Linux_X86_64 LibreOffice_project/420$Build-2</meta:generator>
    <meta:print-date>2026-02-21T13:29:19.813669732</meta:print-date>
    <meta:printed-by>PDFファイル</meta:printed-by>
    <meta:document-statistic meta:object-count="49"/>
  </office:meta>
</office:document-meta>
</file>